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6b115" officeooo:paragraph-rsid="0086b115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86b115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8f4c4b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92bb6a" officeooo:paragraph-rsid="0092bb6a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1.251cm" style:auto-text-indent="false" style:text-autospace="none"/>
      <style:text-properties fo:language="ru" fo:country="RU" officeooo:rsid="0092bb6a" officeooo:paragraph-rsid="0092bb6a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956061" officeooo:paragraph-rsid="00956061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0" fo:widows="0" fo:text-indent="1.251cm" style:auto-text-indent="false" style:text-autospace="none"/>
      <style:text-properties fo:language="ru" fo:country="RU" officeooo:rsid="00956061" officeooo:paragraph-rsid="00956061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4a0d0" officeooo:paragraph-rsid="0094a0d0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4a0d0" officeooo:paragraph-rsid="0094a0d0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8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3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bc8a8" officeooo:paragraph-rsid="008bc8a8" style:font-size-asian="14pt" style:font-size-complex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f4c4b" officeooo:paragraph-rsid="008f4c4b" style:font-size-asian="14pt" style:font-size-complex="14pt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32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3" style:family="paragraph" style:parent-style-name="Text_20_body">
      <style:text-properties officeooo:paragraph-rsid="005e1fe7"/>
    </style:style>
    <style:style style:name="P34" style:family="paragraph" style:parent-style-name="Heading_20_1">
      <style:text-properties fo:font-size="14pt" fo:language="ru" fo:country="RU" style:font-size-asian="14pt" style:font-size-complex="14pt"/>
    </style:style>
    <style:style style:name="P35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6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7" style:family="paragraph" style:parent-style-name="Heading_20_1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fo:font-size="14pt" officeooo:rsid="008f4c4b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officeooo:rsid="00057296"/>
    </style:style>
    <style:style style:name="T11" style:family="text">
      <style:text-properties style:font-name="Liberation Serif" fo:font-size="14pt" fo:language="ru" fo:country="RU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9">Федеральное государственное автономное</text:p>
      <text:p text:style-name="P19">образовательное учреждение</text:p>
      <text:p text:style-name="P19">высшего профессионального образования</text:p>
      <text:p text:style-name="P19">«СИБИРСКИЙ ФЕДЕРАЛЬНЫЙ УНИВЕРСИТЕТ»</text:p>
      <text:p text:style-name="P16"/>
      <text:p text:style-name="P20">Институт космических и информационных технологий</text:p>
      <text:p text:style-name="P17"/>
      <text:p text:style-name="P21">Кафедра вычислительной техники</text:p>
      <text:p text:style-name="P17"/>
      <text:p text:style-name="P29"/>
      <text:p text:style-name="P19"/>
      <text:p text:style-name="P19"/>
      <text:p text:style-name="P19"/>
      <text:p text:style-name="P19"/>
      <text:p text:style-name="P19"/>
      <text:p text:style-name="P29"/>
      <text:p text:style-name="P28"><text:tab/><text:tab/><text:tab/><text:tab/></text:p>
      <text:p text:style-name="P30">ОТЧЕТ ПО ЛАБОРАТОРНОЙ РАБОТЕ <text:span text:style-name="T10">№3</text:span></text:p>
      <text:p text:style-name="P30"/>
      <text:p text:style-name="P24">Организация взаимодействия процессов с</text:p>
      <text:p text:style-name="P24">помощью каналов</text:p>
      <text:p text:style-name="P25"/>
      <text:p text:style-name="P25">Вариант 11</text:p>
      <text:p text:style-name="P26"/>
      <text:p text:style-name="P26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8"><text:span text:style-name="T2"><text:s text:c="70"/></text:span>подпись, дата <text:s text:c="16"/></text:p>
      <text:p text:style-name="P18"/>
      <text:p text:style-name="P2"><text:span text:style-name="T2"><text:s text:c="2"/>Студент КИ15 <text:s text:c="37"/></text:span><text:span text:style-name="T5">0</text:span><text:span text:style-name="T7">7</text:span><text:span text:style-name="T4">.0</text:span><text:span text:style-name="T8">5</text:span><text:span text:style-name="T4">.201</text:span><text:span text:style-name="T7">7</text:span><text:span text:style-name="T2"> <text:s text:c="19"/></text:span></text:p>
      <text:p text:style-name="P18"><text:s text:c="18"/></text:p>
      <text:p text:style-name="P18"/>
      <text:p text:style-name="P18"/>
      <text:p text:style-name="P26"/>
      <text:p text:style-name="P26"/>
      <text:p text:style-name="P26"/>
      <text:p text:style-name="P31"><text:span text:style-name="T2">Красноярск 20</text:span><text:span text:style-name="T3">1</text:span><text:span text:style-name="T7">7</text:span></text:p>
      <text:h text:style-name="P34" text:outline-level="1"><text:soft-page-break/>Задание</text:h>
      <text:p text:style-name="P7"/>
      <text:p text:style-name="P4">1. Разработать алгоритм решения задания а, с учетом разделения вычислений между несколькими процессами. Для обмена информацией между процессами использовать неименованные каналы.</text:p>
      <text:p text:style-name="P4">2. Реализовать алгоритм решения задания а и протестировать на нескольких примерах.</text:p>
      <text:p text:style-name="P4">3. Разработать алгоритм решения задания б, разделив вычисления между</text:p>
      <text:p text:style-name="P4">несколькими приложениями. Для обмена информацией между приложениями использовать именованные каналы.</text:p>
      <text:p text:style-name="P4">4. Реализовать алгоритм решения задания б и протестировать на нескольких примерах.</text:p>
      <text:p text:style-name="P4">Задания варианта:</text:p>
      <text:p text:style-name="P6">а) Определить является ли матрица А симметричной относительно побочной диагонали. Входные данные: целое положительное число n, массив чисел А размерности nxn.</text:p>
      <text:p text:style-name="P6"><text:s/>б) Первое приложение считывает из файла произвольное количество чисел и отсылает их второму приложению, которое выводит на экран только простые числа из полученных </text:p>
      <text:p text:style-name="P5"/>
      <text:h text:style-name="P35" text:outline-level="1">Цель работы </text:h>
      <text:p text:style-name="P32"><text:tab/></text:p>
      <text:p text:style-name="P33"><text:span text:style-name="T11"><text:tab/></text:span><text:span text:style-name="T9">Научиться использовать каналы для организации взаимодействия процессов и их синхронизации. Изучить переназначение операций ввода-вывода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h text:style-name="P36" text:outline-level="1"/>
      <text:h text:style-name="P37" text:outline-level="1">Код программы </text:h>
      <text:p text:style-name="P9">1.сpp</text:p>
      <text:p text:style-name="P10">#include &lt;stdlib.h&gt;</text:p>
      <text:p text:style-name="P10">#include &lt;string.h&gt;</text:p>
      <text:p text:style-name="P10">#include &lt;iostream&gt;</text:p>
      <text:p text:style-name="P10">#include &lt;sys/types.h&gt;</text:p>
      <text:p text:style-name="P10">#include &lt;signal.h&gt;</text:p>
      <text:p text:style-name="P10">#include &lt;unistd.h&gt;</text:p>
      <text:p text:style-name="P10">#include &lt;sys/wait.h&gt;</text:p>
      <text:p text:style-name="P10">using namespace std;</text:p>
      <text:p text:style-name="P11">int main(){ int fd[2];int n; cout &lt;&lt; "enter n:" &lt;&lt;endl;cin &gt;&gt; n;if (pipe(fd)&lt;0) {cout &lt;&lt; "\n Ошибка создания канала";return 0; }int ** a = new int*[n];for(int i=0;i&lt;n;++i) a[i] = new int[n];int ** b = new int*[n];for(int i=0;i&lt;n;++i) b[i] = new int[n];int ** c = new int*[n];for(int i=0;i&lt;n;++i) c[i] = new int[n];for(int i=0;i&lt;n;i++) { for (int j=0;j&lt;n;++j){ cout &lt;&lt; "a[" &lt;&lt; i &lt;&lt; "][" &lt;&lt; j &lt;&lt; "]: ";cin &gt;&gt;a[i][j];}}int ib=0,jb =0;for(int i=0;i&lt;n;++i)for(int j=n-1;j&gt;=0;--j){b[ib][jb] = a[i][j];jb++;if(jb == n){ib++;jb = 0;}}int ic=0,jc =0;for(int i=0;i&lt;n;++i)for (int j=n-1;j&gt;=0;--j){c[ic][jc] = b[j][i];jc++;if(jc == n){ic++;jc = 0;}}for(int i=0;i&lt;n;i++) delete [] b[i];delete [] b;for(int i=0;i&lt;n;i++){for(int j=0;j&lt;n;++j)write(fd[1],&amp;a[i][j],sizeof(int));for(int j=0;j&lt;n;++j)write(fd[1],&amp;c[i][j],sizeof(int));if(fork() == 0){int * tempA = new int[n];int * tempB = new int[n];for(int j=0;j&lt;n;++j) read(fd[0],&amp;tempA[j],sizeof(int));for(int j=0;j&lt;n;++j) read(fd[0],&amp;tempB[j],sizeof(int));for(int j=0;j&lt;n;++j) if(tempA[j] != tempB[j]){cout &lt;&lt; "Матрица не симметрична относительно побочной диагонали!" &lt;&lt;endl;kill (getppid(), 9);}delete [] tempA;delete [] tempB;return 1;}else wait(NULL);}for(int i=0;i&lt;n;i++) {delete [] a[i];delete [] c[i];}delete [] a;delete [] c;cout &lt;&lt; "Матрица симметрична относительно побочной диагонали!" &lt;&lt;endl;return 0;}</text:p>
      <text:p text:style-name="P9">2-1.cpp</text:p>
      <text:p text:style-name="P14">#include &lt;stdio.h&gt;</text:p>
      <text:p text:style-name="P14">#include &lt;string.h&gt;</text:p>
      <text:p text:style-name="P14">#include &lt;iostream&gt;</text:p>
      <text:p text:style-name="P14">#include &lt;fstream&gt;</text:p>
      <text:p text:style-name="P14">#include &lt;sys/types.h&gt;</text:p>
      <text:p text:style-name="P14">#include &lt;unistd.h&gt;</text:p>
      <text:p text:style-name="P14">#include &lt;fcntl.h&gt;</text:p>
      <text:p text:style-name="P14">#include &lt;sys/stat.h&gt;</text:p>
      <text:p text:style-name="P14">#include &lt;sys/wait.h&gt;</text:p>
      <text:p text:style-name="P14">using namespace std;</text:p>
      <text:p text:style-name="P15">int main(){int fdint mdafd = open("../mypipe",O_WRONLY| O_NONBLOCK);ifstream in("in.txt"); while(in &gt;&gt; mda)write(fd,&amp;mda,sizeof(mda));close(fd);in.close();return 1;}</text:p>
      <text:p text:style-name="P9">2-2.cpp</text:p>
      <text:p text:style-name="P12">#include &lt;stdio.h&gt;</text:p>
      <text:p text:style-name="P12">#include &lt;string.h&gt;</text:p>
      <text:p text:style-name="P12">#include &lt;iostream&gt;</text:p>
      <text:p text:style-name="P12">#include &lt;fstream&gt;</text:p>
      <text:p text:style-name="P12">#include &lt;sys/types.h&gt;</text:p>
      <text:p text:style-name="P12">#include &lt;signal.h&gt;</text:p>
      <text:p text:style-name="P12">#include &lt;fcntl.h&gt;</text:p>
      <text:p text:style-name="P12">#include &lt;sys/stat.h&gt;</text:p>
      <text:p text:style-name="P12">#include &lt;sys/wait.h&gt;</text:p>
      <text:p text:style-name="P13">int IS_prime(double num){int isprime = 0;for(int i = 2; i &lt;= sqrt(num); i += 2){if(i % 2 == 0)i++;if((int(num)% i) == 0){isprime = 1;break;}}return isprime;}int main() {int s;int fd ;mkfifo("mypipe",S_IFIFO|0666);fd = open("mypipe",O_RDONLY);while (read(fd,&amp;s,sizeof(s))){if(!IS_prime(s))fprintf(stdout,"\nПрочитано: '%d'\n",s) ;}close(fd) ;unlink("mypipe") ;return 1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5-20T01:07:58.767000000</dc:date>
    <dc:creator>Семён Андреевич Муравьёв</dc:creator>
    <meta:editing-duration>P1DT7H33M9S</meta:editing-duration>
    <meta:editing-cycles>36</meta:editing-cycles>
    <meta:generator>LibreOffice/5.0.1.2$Windows_x86 LibreOffice_project/81898c9f5c0d43f3473ba111d7b351050be20261</meta:generator>
    <meta:document-statistic meta:table-count="0" meta:image-count="0" meta:object-count="0" meta:page-count="3" meta:paragraph-count="63" meta:word-count="438" meta:character-count="4080" meta:non-whitespace-character-count="3466"/>
  </office:meta>
</office:document-meta>
</file>